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1" text:outline-level="1"><text:bookmark-start text:name="exercise-4"/>Exercise 4<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Chapter 06 - Our second external client: Ecosystem/ Versioning / CI </text:p>
      <text:p text:style-name="P69"/>
      <text:p text:style-name="P70"/>
      <text:p text:style-name="P71">## Technical Box</text:p>
      <text:p text:style-name="P72">1. <text:s text:c="1"/>Design Pattern - strategy</text:p>
      <text:p text:style-name="P73">2. <text:s text:c="1"/>Versioning - show the production version. SemVer, CalVer</text:p>
      <text:p text:style-name="P74">3. <text:s text:c="1"/>AutoUpdate application</text:p>
      <text:p text:style-name="P75">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20:50:55Z</meta:creation-date>
    <dc:date>2020-02-22T20:50:55Z</dc:date>
  </office:meta>
</office:document-meta>
</file>